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ext_20_body">Report Sample Fixture</text:p>
      <text:p text:style-name="Text_20_body">EXECUTIVE SUMMARY</text:p>
      <text:p text:style-name="Text_20_body">This is a short sample report used to exercise the TinyUtils converter for ODT and DOCX inputs. It includes headings, paragraphs, and a simple table to mimic a lightweight business report.</text:p>
      <text:p text:style-name="Text_20_body">SECTION 1 – INTRODUCTION</text:p>
      <text:p text:style-name="Text_20_body">The purpose of this report is to confirm that multi-paragraph content survives the conversion pipeline without being truncated or rendered blank.</text:p>
      <text:p text:style-name="Text_20_body">SECTION 2 – DATA TABL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Metric</text:p>
            </table:table-cell>
            <table:table-cell table:style-name="TableHeaderRowCell" office:value-type="string">
              <text:p text:style-name="Table_20_Heading">Q1</text:p>
            </table:table-cell>
            <table:table-cell table:style-name="TableHeaderRowCell" office:value-type="string">
              <text:p text:style-name="Table_20_Heading">Q2</text:p>
            </table:table-cell>
          </table:table-row>
        </table:table-header-rows>
        <table:table-row>
          <table:table-cell table:style-name="TableRowCell" office:value-type="string">
            <text:p text:style-name="Table_20_Contents">Revenue (kEUR)</text:p>
          </table:table-cell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135</text:p>
          </table:table-cell>
        </table:table-row>
        <table:table-row>
          <table:table-cell table:style-name="TableRowCell" office:value-type="string">
            <text:p text:style-name="Table_20_Contents">New Customers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14</text:p>
          </table:table-cell>
        </table:table-row>
      </table:table>
      <text:p text:style-name="First_20_paragraph">SECTION 3 – CONCLUSION</text:p>
      <text:p text:style-name="Text_20_body">In summary, this report should appear as a non-empty document after conversion, with the EXECUTIVE SUMMARY heading clearly visible in both markdown and DOCX output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5-12-01T00:47:17Z</meta:creation-date>
    <dc:date>2025-12-01T00:47:17Z</dc:date>
  </office:meta>
</office:document-meta>
</file>